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559" officeooo:paragraph-rsid="000b2559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b2559" officeooo:paragraph-rsid="000b2559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b2559" officeooo:paragraph-rsid="000b255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2559" officeooo:paragraph-rsid="000b2559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ozza di scaletta</text:p>
      <text:p text:style-name="P1"/>
      <text:list xml:id="list327987497" text:style-name="L1">
        <text:list-item>
          <text:p text:style-name="P3">Introduzione</text:p>
        </text:list-item>
        <text:list-item>
          <text:p text:style-name="P3">Stato dell’arte </text:p>
          <text:list>
            <text:list-item>
              <text:p text:style-name="P2">Diversi paper riguardanti il problema dell’esplorazione</text:p>
            </text:list-item>
            <text:list-item>
              <text:p text:style-name="P2">Tesi di Cattaneo? <text:s/></text:p>
            </text:list-item>
          </text:list>
        </text:list-item>
        <text:list-item>
          <text:p text:style-name="P3">Impostazione del problema di ricerca</text:p>
          <text:list>
            <text:list-item>
              <text:p text:style-name="P2">Problema dell’esplorazione </text:p>
              <text:list>
                <text:list-item>
                  <text:p text:style-name="P2">Configurazione del team</text:p>
                </text:list-item>
                <text:list-item>
                  <text:p text:style-name="P2">Ambienti</text:p>
                </text:list-item>
              </text:list>
            </text:list-item>
            <text:list-item>
              <text:p text:style-name="P2">Strategie di esplorazione (frontier-based)</text:p>
            </text:list-item>
            <text:list-item>
              <text:p text:style-name="P2">Meccanismi di coordinazione (coordinazione in generale, buddy e reserve, magari anche breve introduzione alle versioni proactive di Cattaneo)</text:p>
            </text:list-item>
          </text:list>
        </text:list-item>
        <text:list-item>
          <text:p text:style-name="P3">Progetto logico della soluzione</text:p>
          <text:list>
            <text:list-item>
              <text:p text:style-name="P2">Presentazione dei differenti grafi </text:p>
            </text:list-item>
            <text:list-item>
              <text:p text:style-name="P2">Metriche sui grafi </text:p>
            </text:list-item>
            <text:list-item>
              <text:p text:style-name="P2">Interference, availability ed epsilon</text:p>
            </text:list-item>
          </text:list>
        </text:list-item>
        <text:list-item>
          <text:p text:style-name="P3">Architettura del sistema</text:p>
          <text:list>
            <text:list-item>
              <text:p text:style-name="P2">Buddy e Reserve (? Essendomi sempre confrontato con quelli di Cattaneo, non so se includerli)</text:p>
            </text:list-item>
            <text:list-item>
              <text:p text:style-name="P2">Proactive Buddy e Proactive Reserve di Cattaneo</text:p>
            </text:list-item>
            <text:list-item>
              <text:p text:style-name="P2">Proactive Buddy e Proactive Reserve con i grafi</text:p>
            </text:list-item>
          </text:list>
        </text:list-item>
        <text:list-item>
          <text:p text:style-name="P3">Realizzazioni sperimentali e valutazioni</text:p>
          <text:list>
            <text:list-item>
              <text:p text:style-name="P2">Analisi risultati per ambiente</text:p>
            </text:list-item>
            <text:list-item>
              <text:p text:style-name="P2">Analisi variazioni interference, availability ed epsilon</text:p>
            </text:list-item>
            <text:list-item>
              <text:p text:style-name="P2">Analisi risultati per team size con sistema dei punti</text:p>
            </text:list-item>
          </text:list>
        </text:list-item>
        <text:list-item>
          <text:p text:style-name="P3">Conclusioni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0:02:22.767136965</meta:creation-date>
    <dc:date>2020-02-20T10:13:57.867800607</dc:date>
    <meta:editing-duration>PT1M25S</meta:editing-duration>
    <meta:editing-cycles>1</meta:editing-cycles>
    <meta:document-statistic meta:table-count="0" meta:image-count="0" meta:object-count="0" meta:page-count="1" meta:paragraph-count="24" meta:word-count="143" meta:character-count="965" meta:non-whitespace-character-count="863"/>
    <meta:generator>LibreOffice/6.3.4.2$Linux_X86_64 LibreOffice_project/30$Build-2</meta:generator>
  </office:meta>
</office:document-meta>
</file>